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9621" officeooo:paragraph-rsid="000c9621"/>
    </style:style>
    <style:style style:name="P2" style:family="paragraph" style:parent-style-name="Standard">
      <style:text-properties officeooo:rsid="000db89b" officeooo:paragraph-rsid="000db89b"/>
    </style:style>
    <style:style style:name="P3" style:family="paragraph" style:parent-style-name="Standard">
      <style:text-properties officeooo:rsid="000e07fd" officeooo:paragraph-rsid="000e07fd"/>
    </style:style>
    <style:style style:name="P4" style:family="paragraph" style:parent-style-name="Standard">
      <style:text-properties officeooo:rsid="000f76d5" officeooo:paragraph-rsid="000f76d5"/>
    </style:style>
    <style:style style:name="P5" style:family="paragraph" style:parent-style-name="Standard">
      <style:paragraph-properties fo:text-align="center" style:justify-single-word="false"/>
      <style:text-properties fo:font-size="18pt" officeooo:rsid="000f76d5" officeooo:paragraph-rsid="000f76d5" style:font-size-asian="15.75pt" style:font-size-complex="18pt"/>
    </style:style>
    <style:style style:name="P6" style:family="paragraph" style:parent-style-name="Standard">
      <style:paragraph-properties fo:text-align="center" style:justify-single-word="false"/>
      <style:text-properties fo:font-size="18pt" officeooo:rsid="000f76d5" officeooo:paragraph-rsid="000f76d5" style:font-size-asian="18pt" style:font-size-complex="18pt"/>
    </style:style>
    <style:style style:name="P7" style:family="paragraph" style:parent-style-name="Standard">
      <style:paragraph-properties fo:text-align="start" style:justify-single-word="false"/>
      <style:text-properties fo:font-size="12pt" officeooo:rsid="000f76d5" officeooo:paragraph-rsid="000f76d5" style:font-size-asian="10.5pt" style:font-size-complex="12pt"/>
    </style:style>
    <style:style style:name="P8" style:family="paragraph" style:parent-style-name="Standard">
      <style:paragraph-properties fo:text-align="start" style:justify-single-word="false"/>
      <style:text-properties fo:font-size="12pt" officeooo:rsid="00123aa3" officeooo:paragraph-rsid="00123aa3" style:font-size-asian="10.5pt" style:font-size-complex="12pt"/>
    </style:style>
    <style:style style:name="P9" style:family="paragraph" style:parent-style-name="Standard">
      <style:paragraph-properties fo:text-align="start" style:justify-single-word="false"/>
      <style:text-properties fo:font-size="14pt" officeooo:rsid="00141bda" officeooo:paragraph-rsid="00141bda" style:font-size-asian="12.25pt" style:font-size-complex="14pt"/>
    </style:style>
    <style:style style:name="P10" style:family="paragraph" style:parent-style-name="Standard">
      <style:text-properties officeooo:paragraph-rsid="000c9621"/>
    </style:style>
    <style:style style:name="P11" style:family="paragraph" style:parent-style-name="Standard">
      <style:text-properties officeooo:rsid="00155a9b" officeooo:paragraph-rsid="00155a9b"/>
    </style:style>
    <style:style style:name="P12" style:family="paragraph" style:parent-style-name="Standard">
      <style:paragraph-properties fo:text-align="start" style:justify-single-word="false"/>
      <style:text-properties officeooo:paragraph-rsid="00123aa3"/>
    </style:style>
    <style:style style:name="P13" style:family="paragraph" style:parent-style-name="Standard">
      <style:text-properties officeooo:rsid="00123aa3" officeooo:paragraph-rsid="00123aa3"/>
    </style:style>
    <style:style style:name="P14" style:family="paragraph" style:parent-style-name="Standard">
      <style:text-properties officeooo:rsid="00197253" officeooo:paragraph-rsid="00197253"/>
    </style:style>
    <style:style style:name="T1" style:family="text">
      <style:text-properties fo:background-color="transparent" loext:char-shading-value="0"/>
    </style:style>
    <style:style style:name="T2" style:family="text">
      <style:text-properties officeooo:rsid="000c9621"/>
    </style:style>
    <style:style style:name="T3" style:family="text">
      <style:text-properties officeooo:rsid="00155a9b"/>
    </style:style>
    <style:style style:name="T4" style:family="text">
      <style:text-properties fo:font-size="12pt" officeooo:rsid="00123aa3" style:font-size-asian="10.5pt" style:font-size-complex="12pt"/>
    </style:style>
    <style:style style:name="T5" style:family="text">
      <style:text-properties fo:font-size="12pt" officeooo:rsid="0016b4c8" style:font-size-asian="10.5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entro Municipal Universitário de São José</text:p>
      <text:p text:style-name="P9">Análise e Desenvolvimento de Sistemas</text:p>
      <text:p text:style-name="P9">Fundamentos de TI – Marcelo da Silva</text:p>
      <text:p text:style-name="P9">Alunos: Igor Ambonatti, Jacson Coelho, Luciano Galvão, Paulo Cesar Nogueira, Zildo Borcathe.</text:p>
      <text:p text:style-name="P5"/>
      <text:p text:style-name="P5"/>
      <text:p text:style-name="P5">Contribuições de Von Neumann</text:p>
      <text:p text:style-name="P1"/>
      <text:p text:style-name="P10"><text:span text:style-name="T2">1 – Von Neumann contribuiu para que os cientistas do Los Alamos fossem os primeiros a testar a máquina ENIAC, sendo que o projeto já estava congelado.</text:span>R: Ele testa a máquina, atraves da classificação de uma série de dados em ordem não decrescente de uma chave. Algoritmo chamado de classificação por intercalação.</text:p>
      <text:p text:style-name="P2"/>
      <text:p text:style-name="P2">2 - <text:s/>Um novo projeto (EDVAC) despertou enorme interesse de von Neumann que iniciou uma série de visitas regulares à Escola Moore, participando de reuniões relativas ao projeto, juntamente com Eckert, Mauchly, Goldstine e outros. A controvérsia estava baseada em que o trabalho teórico de Turing (1936), com o qual Von Neumann já estava familiarizado, já constava o conceito de programa armazenado.</text:p>
      <text:p text:style-name="P3"/>
      <text:p text:style-name="P3">3 - Havia dificuldade de projeto e funcionamento de memória, conforme dito pelo próprio von Neumann, eram gargalos que ímplicavam em problemas de comunicação entre a memória e as outras unidades.</text:p>
      <text:p text:style-name="P4"/>
      <text:p text:style-name="P4">4 - Não, pois foram feitas diversas modificações até mesmo durante a sua vida útil, muitas das quais contrárias até mesmo a posição de von <text:s/>Neumann, um exemplo é que no modelo idealizado por von Neumann haveria instruções com um endereço, o que foi alterado para que cada instrução poderia ter até quatro endereços.</text:p>
      <text:p text:style-name="P3"/>
      <text:p text:style-name="P13">5 – As memórias era em tubos iconoscópicos, semelhantes aos tubos de televisão, eram um total de 40 iconoscópios em ligação paralela, um para cada bit da palavra), as operações sobre os 40 bits seriam executadas em paralelo. Há demonstração de que a operação de soma de dois números de 40 bits produziria, em média, cinco vai-um.</text:p>
      <text:p text:style-name="P13"/>
      <text:p text:style-name="P14">6 - Uma expressão que tornou-se comum nos meios computacionais, com certa conotação negativa, é o gargalo de von Neumann. A expressão é uma critica o fato de que, mais de 30 anos depois da sua introdução, as arquiteturas de von Neumann ainda eram dominantes e exerciam enorme influência sobre o paradigma imperativo de linguagens de programação mais utilizadas, impedindo o desenvolvimento de outros modelos</text:p>
      <text:p text:style-name="P3"/>
      <text:p text:style-name="P3">7 - Esses tipo de computação ainda trabalham muito no campo teórico e estão pouco disponíveis ao público geral, o que as torna inovadoras na verdade e a maneira de trabalho que se mostra diferente de tudo que temos atualmente no mercado. Sobre a molecular, moléculas de DNA (12) são utilizadas para codificar problemas combinatoriais e uma solução é obtida através de métodos laboratoriais que permitem simular algumas operações com estas codificações. Sobre a quântica o fato de que, pelo princípio de superposição, um sistema quântico pode estar simultaneamente em mais de um estado, também permite obter um grau muito alto de paralelismo. Exemplo de problema, computacionalmente <text:soft-page-break/>difícil com métodos clássicos, que poderia ser resolvido de maneira eficiente com esta formulação é o da fatoração de números compostos apresentado por Shor (1994).</text:p>
      <text:p text:style-name="P4"/>
      <text:p text:style-name="P4"/>
      <text:p text:style-name="P4"/>
      <text:p text:style-name="P4">8 - Von Neumann queria demonstrar que esse tipo de máquina poderia realizar, de maneira muito eficiente, uma tarefa que era então executada pelas classificadoras de cartões da IBM, máquinas eletromecânicas especialmente projetadas para tal finalidade. Ficaria demonstrada assim a aplicabilidade do EDVAC não apenas a cálculos científicos mas também a propósitos mais gerais.</text:p>
      <text:p text:style-name="P4"/>
      <text:p text:style-name="P4"><text:span text:style-name="T3">9 -</text:span> Ele testa a máquina, atraves da classificação de uma série de dados em ordem não decrescente de uma chave. Algoritmo chamado de classificação por intercalação.</text:p>
      <text:p text:style-name="P4"/>
      <text:p text:style-name="P11">10 - Von Neumann iniciou os estudos relacionais entre computador e cerebro, apresentado no The computer and the brain, publicado postumamente. Umas das linhas de pesquisa atualmente mais ativas em inteligencia artificial são as aplicação de rede, que tinha despertado interesse de Neumann conforme avaliação de Cowan.</text:p>
      <text:p text:style-name="P4"/>
      <text:p text:style-name="P6"/>
      <text:p text:style-name="P6"/>
      <text:p text:style-name="P6"/>
      <text:p text:style-name="P6"/>
      <text:p text:style-name="P6"/>
      <text:p text:style-name="P6"/>
      <text:p text:style-name="P6">Documento de Arquitetura de Computadores</text:p>
      <text:p text:style-name="P6"/>
      <text:p text:style-name="P7">1 - Existem 3 tipos de Cache, conhecido<text:span text:style-name="T1">s como L1 (primário) e L2 (secundário) e o L3, que atua como secundária também. A memória cache é uma pequena quantidade de memória localizada perto do processador e se destaca pela sua alta</text:span> velocidade e desempenho.</text:p>
      <text:p text:style-name="P7"/>
      <text:p text:style-name="P7">2 - Por possuir uma função de aumentar o desempenho e o tempo de vida do computador, a memória cache se encaixa nesse problema.</text:p>
      <text:p text:style-name="P7"/>
      <text:p text:style-name="P8">4 - </text:p>
      <text:p text:style-name="P8">(D) Associados a slots de expansão e responsável por conectar outros barramentos.</text:p>
      <text:p text:style-name="P8">(E) Há dois tipos que é associado, uma chamado de barramento VESA e outro de Barramento PCI</text:p>
      <text:p text:style-name="P8">(C) Associado a sistemas onde muitas vezes barramento de memória e processador são os mesmos</text:p>
      <text:p text:style-name="P8">(B) Chamado de barramento backside</text:p>
      <text:p text:style-name="P8">(A) Chipsets contidos na placa mãe de forma adjacentes</text:p>
      <text:p text:style-name="P8"/>
      <text:p text:style-name="P8">5 – O barramento do processador.</text:p>
      <text:p text:style-name="P8"/>
      <text:p text:style-name="P12"><text:span text:style-name="T4">6 - </text:span><text:span text:style-name="T5">B</text:span><text:span text:style-name="T4">arramento da memoria R</text:span><text:span text:style-name="T5">AM</text:span><text:span text:style-name="T4">.</text:span></text:p>
      <text:p text:style-name="P8"/>
      <text:p text:style-name="P8"><text:soft-page-break/>7 - É <text:s/>quando um programa acessa ma página mapeada na memória virtual , mas que não foi carregada na memória <text:s/>física <text:s/>do computador.</text:p>
      <text:p text:style-name="P8"/>
      <text:p text:style-name="P8"/>
      <text:p text:style-name="P8"/>
      <text:p text:style-name="P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8T21:06:38.484090095</meta:creation-date>
    <dc:date>2020-03-06T16:28:38.553223690</dc:date>
    <meta:editing-duration>PT29M56S</meta:editing-duration>
    <meta:editing-cycles>7</meta:editing-cycles>
    <meta:generator>LibreOffice/6.3.4.2$Linux_X86_64 LibreOffice_project/30$Build-2</meta:generator>
    <meta:document-statistic meta:table-count="0" meta:image-count="0" meta:object-count="0" meta:page-count="3" meta:paragraph-count="27" meta:word-count="780" meta:character-count="4861" meta:non-whitespace-character-count="4098"/>
  </office:meta>
</office:document-meta>
</file>